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temapTagsToDaisy.setupHtmlCleanerTempl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temapTagsToDaisy.createDocument( ComponentDocs docs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temapTagsToDaisy.collectJavaDirs( List javaDirs , File currentDi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temapTagsToDaisy.getJavaDocBuilder( String root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itemapTagsToDaisy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TagsToDaisy.getComponentTypeName( JavaClass javaClas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itemapTagsToDaisy.run(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2">
            <text:p text:style-name="Table_20_Contents">22</text:p>
          </table:table-cell>
          <table:table-cell office:value-type="float" office:value="72">
            <text:p text:style-name="Table_20_Contents">72</text:p>
          </table:table-cell>
        </table:table-row>
        <table:table-row>
          <table:table-cell office:value-type="string">
            <text:p text:style-name="Table_20_Contents">SitemapTagsToDaisy.getComponentDocs( JavaClass javaClass , String componentType , String blockNam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SitemapTagsToDaisy.prompt( String 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itemapTagsToDaisy.cleanupDocumentation( String documen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temapTagsToDaisy.setupDaisyRepositoryClient( String url , String username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temapTagsToDaisy.getTagValue( JavaClass javaClass , String tagName , String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temapTagsToDaisy.updateCollections( Document daisyDoc , String blockNam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SitemapTagsToDaisy.updateDocument( Document daisyDoc , ComponentDocs doc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itemapTagsToDaisy.determineBlock( String rootPath , JavaClass javaClas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omponentDocs.du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temapTagsToDaisy.limitLength(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temapTagsToDaisy.getComponentDocs( Document daisyDoc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itemapTagsToDaisy.getDaisyDoc( ComponentDocs doc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temapTagsToDaisy.updateField( Document daisyDoc , String fieldName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nentDocs.equals( Object obj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mponentDocs.safeComp( String value1 , String value2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